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fill="none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0.501cm" fo:padding-top="0.076cm" fo:padding-bottom="0.076cm" fo:padding-left="0.152cm" fo:padding-right="0.152cm"/>
    </style:style>
    <style:style style:name="gr5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.152cm" fo:padding-right="0.152cm"/>
    </style:style>
    <style:style style:name="gr6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84cm" fo:min-width="0.817cm" fo:padding-top="0.076cm" fo:padding-bottom="0.076cm" fo:padding-left="0.152cm" fo:padding-right="0.203cm"/>
    </style:style>
    <style:style style:name="gr7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131cm" fo:min-width="0.248cm" fo:padding-top="0.076cm" fo:padding-bottom="0.076cm" fo:padding-left="0cm" fo:padding-right="0.15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25cm" fo:padding-bottom="0.02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77cm" svg:y1="2.524cm" svg:x2="3.777cm" svg:y2="5.699cm">
          <text:p/>
        </draw:line>
        <draw:custom-shape draw:style-name="gr2" draw:text-style-name="P1" draw:layer="layout" svg:width="0.321cm" svg:height="0.378cm" svg:x="3.617cm" svg:y="5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26cm" svg:height="0.439cm" svg:x="3.564cm" svg:y="2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26cm" svg:height="0.439cm" svg:x="3.564cm" svg:y="3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1cm" svg:height="0.378cm" svg:x="3.617cm" svg:y="4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352cm" svg:height="0.564cm" svg:x="4.345cm" svg:y="3.525cm">
          <draw:text-box>
            <text:p text:style-name="P2"><text:span text:style-name="T1">HEAD</text:span></text:p>
          </draw:text-box>
        </draw:frame>
        <draw:frame draw:style-name="gr5" draw:text-style-name="P4" draw:layer="layout" svg:width="1.699cm" svg:height="0.627cm" svg:x="6cm" svg:y="3.494cm">
          <draw:text-box>
            <text:p><text:span text:style-name="T2">master</text:span></text:p>
          </draw:text-box>
        </draw:frame>
        <draw:g>
          <draw:frame draw:style-name="gr6" draw:text-style-name="P4" draw:layer="layout" svg:width="1.652cm" svg:height="0.627cm" svg:x="4.327cm" svg:y="4.877cm">
            <draw:text-box>
              <text:p><text:span text:style-name="T2">origin/</text:span></text:p>
            </draw:text-box>
          </draw:frame>
          <draw:frame draw:style-name="gr7" draw:text-style-name="P4" draw:layer="layout" svg:width="1.547cm" svg:height="0.627cm" svg:x="5.824cm" svg:y="4.877cm">
            <draw:text-box>
              <text:p><text:span text:style-name="T2">master</text:span></text:p>
            </draw:text-box>
          </draw:frame>
        </draw:g>
        <draw:custom-shape draw:style-name="gr8" draw:text-style-name="P1" draw:layer="layout" svg:width="3.302cm" svg:height="0.508cm" svg:x="8.469cm" svg:y="5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3.063cm" svg:height="0.725cm" svg:x="8.404cm" svg:y="4.121cm">
          <draw:text-box>
            <text:p><text:span text:style-name="T2">git ftrbr-start</text:span></text:p>
          </draw:text-box>
        </draw:frame>
        <draw:frame draw:style-name="gr10" draw:text-style-name="P4" draw:layer="layout" svg:width="0.307cm" svg:height="0.525cm" svg:x="3.055cm" svg:y="2.756cm">
          <draw:text-box>
            <text:p><text:span text:style-name="T2">A</text:span></text:p>
          </draw:text-box>
        </draw:frame>
        <draw:frame draw:style-name="gr10" draw:text-style-name="P4" draw:layer="layout" svg:width="0.307cm" svg:height="0.525cm" svg:x="3.055cm" svg:y="3.552cm">
          <draw:text-box>
            <text:p><text:span text:style-name="T2">B</text:span></text:p>
          </draw:text-box>
        </draw:frame>
        <draw:frame draw:style-name="gr10" draw:text-style-name="P4" draw:layer="layout" svg:width="0.307cm" svg:height="0.525cm" svg:x="3.055cm" svg:y="4.252cm">
          <draw:text-box>
            <text:p><text:span text:style-name="T2">C</text:span></text:p>
          </draw:text-box>
        </draw:frame>
        <draw:frame draw:style-name="gr10" draw:text-style-name="P4" draw:layer="layout" svg:width="0.307cm" svg:height="0.525cm" svg:x="3.055cm" svg:y="4.953cm">
          <draw:text-box>
            <text:p><text:span text:style-name="T2">D</text:span></text:p>
          </draw:text-box>
        </draw:frame>
        <draw:line draw:style-name="gr1" draw:text-style-name="P1" draw:layer="layout" svg:x1="13.677cm" svg:y1="2.524cm" svg:x2="13.677cm" svg:y2="5.699cm">
          <text:p/>
        </draw:line>
        <draw:custom-shape draw:style-name="gr3" draw:text-style-name="P1" draw:layer="layout" svg:width="0.426cm" svg:height="0.439cm" svg:x="13.464cm" svg:y="2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26cm" svg:height="0.439cm" svg:x="13.464cm" svg:y="3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352cm" svg:height="0.564cm" svg:x="14.227cm" svg:y="4.621cm">
          <draw:text-box>
            <text:p text:style-name="P2"><text:span text:style-name="T1">HEAD</text:span></text:p>
          </draw:text-box>
        </draw:frame>
        <draw:frame draw:style-name="gr5" draw:text-style-name="P4" draw:layer="layout" svg:width="1.699cm" svg:height="0.627cm" svg:x="14.227cm" svg:y="5.194cm">
          <draw:text-box>
            <text:p><text:span text:style-name="T2">master</text:span></text:p>
          </draw:text-box>
        </draw:frame>
        <draw:g>
          <draw:frame draw:style-name="gr6" draw:text-style-name="P4" draw:layer="layout" svg:width="1.652cm" svg:height="0.627cm" svg:x="14.227cm" svg:y="5.777cm">
            <draw:text-box>
              <text:p><text:span text:style-name="T2">origin/</text:span></text:p>
            </draw:text-box>
          </draw:frame>
          <draw:frame draw:style-name="gr7" draw:text-style-name="P4" draw:layer="layout" svg:width="1.547cm" svg:height="0.627cm" svg:x="15.724cm" svg:y="5.777cm">
            <draw:text-box>
              <text:p><text:span text:style-name="T2">master</text:span></text:p>
            </draw:text-box>
          </draw:frame>
        </draw:g>
        <draw:frame draw:style-name="gr10" draw:text-style-name="P4" draw:layer="layout" svg:width="0.307cm" svg:height="0.525cm" svg:x="12.955cm" svg:y="2.756cm">
          <draw:text-box>
            <text:p><text:span text:style-name="T2">A</text:span></text:p>
          </draw:text-box>
        </draw:frame>
        <draw:frame draw:style-name="gr10" draw:text-style-name="P4" draw:layer="layout" svg:width="0.307cm" svg:height="0.525cm" svg:x="12.955cm" svg:y="3.552cm">
          <draw:text-box>
            <text:p><text:span text:style-name="T2">B</text:span></text:p>
          </draw:text-box>
        </draw:frame>
        <draw:frame draw:style-name="gr10" draw:text-style-name="P4" draw:layer="layout" svg:width="0.307cm" svg:height="0.525cm" svg:x="12.955cm" svg:y="4.252cm">
          <draw:text-box>
            <text:p><text:span text:style-name="T2">C</text:span></text:p>
          </draw:text-box>
        </draw:frame>
        <draw:frame draw:style-name="gr10" draw:text-style-name="P4" draw:layer="layout" svg:width="0.307cm" svg:height="0.525cm" svg:x="12.955cm" svg:y="4.953cm">
          <draw:text-box>
            <text:p><text:span text:style-name="T2">D</text:span></text:p>
          </draw:text-box>
        </draw:frame>
        <draw:custom-shape draw:style-name="gr3" draw:text-style-name="P1" draw:layer="layout" svg:width="0.426cm" svg:height="0.439cm" svg:x="13.463cm" svg:y="4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26cm" svg:height="0.439cm" svg:x="13.462cm" svg:y="4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495cm" svg:height="0.627cm" svg:x="15.628cm" svg:y="4.59cm">
          <draw:text-box>
            <text:p><text:span text:style-name="T2">ftr/mytop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0.732cm" fo:margin-left="1.724cm" fo:margin-right="1.45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lea </meta:initial-creator>
    <meta:creation-date>2012-08-07T17:03:06</meta:creation-date>
    <dc:date>2012-08-07T17:30:35</dc:date>
    <dc:creator>vallea </dc:creator>
    <meta:editing-duration>PT11M29S</meta:editing-duration>
    <meta:editing-cycles>1</meta:editing-cycles>
    <meta:document-statistic meta:object-count="31"/>
    <meta:generator>LibreOffice/3.5$Linux_x86 LibreOffice_project/350m1$Build-2</meta:generator>
  </office:meta>
</office:document-meta>
</file>